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4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ina Mordecai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[?] 10</text:p>
      <text:p text:style-name="P5">Month<text:tab/><text:tab/><text:tab/><text:tab/><text:tab/><text:tab/>September?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Wednesday/</text:p>
      <text:p text:style-name="P3">Sept[?] 10th/</text:p>
      <text:p text:style-name="P2">My dear Mr Morais-/</text:p>
      <text:p text:style-name="P2"><text:tab/>I wish you to be so/ kind as to render a/ verse in the Paslms[sic!] from/ English into Hebrew for me,/ </text:p>
      <text:p text:style-name="P2"><text:tab/>"In thy presence is the/ fulness of Joy./</text:p>
      <text:p text:style-name="P2"><text:tab/>At thy right hand, are/ everlasting pleasures--"/</text:p>
      <text:p text:style-name="P2">Will you be so kind to/ for ever oblige your/ faithful friend/ Lina Mordecai./</text:p>
      <text:p text:style-name="P2">I wish it to be put on a/ Tombstone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4:05:23.08</meta:creation-date>
    <meta:document-statistic meta:table-count="0" meta:image-count="0" meta:object-count="0" meta:page-count="2" meta:paragraph-count="68" meta:word-count="226" meta:character-count="1601"/>
    <dc:date>2012-01-23T14:10:27.39</dc:date>
    <dc:creator>Penn Libraries</dc:creator>
    <meta:editing-duration>PT00H05M04S</meta:editing-duration>
    <meta:editing-cycles>1</meta:editing-cycles>
    <meta:generator>OpenOffice.org/3.2$Win32 OpenOffice.org_project/320m12$Build-9483</meta:generator>
  </office:meta>
</office:document-meta>
</file>